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65.05mm" style:rel-column-width="51665*"/>
    </style:style>
    <style:style style:name="Table6.B" style:family="table-column">
      <style:table-column-properties style:column-width="17.46mm" style:rel-column-width="13870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paragraph-properties fo:text-align="end" style:justify-single-word="false"/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3" style:family="paragraph" style:parent-style-name="Text_20_body">
      <style:text-properties officeooo:paragraph-rsid="02aa729c"/>
    </style:style>
    <style:style style:name="P4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5" style:family="paragraph" style:parent-style-name="Text_20_body">
      <style:text-properties officeooo:paragraph-rsid="02c51d3e"/>
    </style:style>
    <style:style style:name="P6" style:family="paragraph" style:parent-style-name="Text_20_body">
      <style:text-properties officeooo:rsid="02c7a57e" officeooo:paragraph-rsid="02c7a57e"/>
    </style:style>
    <style:style style:name="P7" style:family="paragraph" style:parent-style-name="Text_20_body">
      <style:text-properties officeooo:paragraph-rsid="02d0a576"/>
    </style:style>
    <style:style style:name="P8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10" style:family="paragraph" style:parent-style-name="Text_20_body">
      <style:text-properties officeooo:rsid="02d9ee72" officeooo:paragraph-rsid="02d9ee72"/>
    </style:style>
    <style:style style:name="P11" style:family="paragraph" style:parent-style-name="Text_20_body">
      <style:text-properties officeooo:paragraph-rsid="02e44660"/>
    </style:style>
    <style:style style:name="P12" style:family="paragraph" style:parent-style-name="Text_20_body">
      <style:text-properties officeooo:paragraph-rsid="02f67386"/>
    </style:style>
    <style:style style:name="P13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7" style:family="paragraph" style:parent-style-name="Preformatted_20_Text">
      <style:text-properties officeooo:paragraph-rsid="02e98129"/>
    </style:style>
    <style:style style:name="P38" style:family="paragraph" style:parent-style-name="Preformatted_20_Text">
      <style:text-properties officeooo:paragraph-rsid="02eadc1c"/>
    </style:style>
    <style:style style:name="P39" style:family="paragraph" style:parent-style-name="Preformatted_20_Text">
      <style:text-properties officeooo:paragraph-rsid="02f0c1a1"/>
    </style:style>
    <style:style style:name="P40" style:family="paragraph" style:parent-style-name="Preformatted_20_Text">
      <style:text-properties officeooo:paragraph-rsid="02f67386"/>
    </style:style>
    <style:style style:name="P41" style:family="paragraph" style:parent-style-name="Preformatted_20_Text">
      <style:text-properties officeooo:rsid="02a75a69" officeooo:paragraph-rsid="02f67386" style:text-scale="99%"/>
    </style:style>
    <style:style style:name="P42" style:family="paragraph" style:parent-style-name="Preformatted_20_Text">
      <style:text-properties officeooo:paragraph-rsid="02f80eba"/>
    </style:style>
    <style:style style:name="P43" style:family="paragraph" style:parent-style-name="Preformatted_20_Text">
      <style:text-properties officeooo:rsid="02f93290" officeooo:paragraph-rsid="02f93290"/>
    </style:style>
    <style:style style:name="P44" style:family="paragraph" style:parent-style-name="Preformatted_20_Text">
      <style:text-properties officeooo:paragraph-rsid="02f93290"/>
    </style:style>
    <style:style style:name="P45" style:family="paragraph" style:parent-style-name="Preformatted_20_Text">
      <style:text-properties officeooo:rsid="02ff7f82" officeooo:paragraph-rsid="02ff7f82"/>
    </style:style>
    <style:style style:name="P46" style:family="paragraph" style:parent-style-name="Preformatted_20_Text">
      <style:text-properties officeooo:rsid="0300ea59" officeooo:paragraph-rsid="0300ea59"/>
    </style:style>
    <style:style style:name="P47" style:family="paragraph" style:parent-style-name="Preformatted_20_Text">
      <style:text-properties officeooo:paragraph-rsid="0303316b"/>
    </style:style>
    <style:style style:name="P48" style:family="paragraph" style:parent-style-name="Preformatted_20_Text">
      <style:paragraph-properties fo:margin-top="0mm" fo:margin-bottom="4.99mm" loext:contextual-spacing="false"/>
    </style:style>
    <style:style style:name="P49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0" style:family="paragraph" style:parent-style-name="Standard">
      <style:text-properties officeooo:paragraph-rsid="02c7597a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/>
    </style:style>
    <style:style style:name="P53" style:family="paragraph" style:parent-style-name="Standard">
      <style:text-properties officeooo:paragraph-rsid="02d9ee72"/>
    </style:style>
    <style:style style:name="P54" style:family="paragraph" style:parent-style-name="Standard">
      <style:text-properties officeooo:paragraph-rsid="02e98129"/>
    </style:style>
    <style:style style:name="P55" style:family="paragraph" style:parent-style-name="Standard">
      <style:text-properties officeooo:paragraph-rsid="02eadc1c"/>
    </style:style>
    <style:style style:name="P56" style:family="paragraph" style:parent-style-name="Standard">
      <style:text-properties fo:font-size="10pt" officeooo:paragraph-rsid="02ecd02a"/>
    </style:style>
    <style:style style:name="P57" style:family="paragraph" style:parent-style-name="Standard">
      <style:text-properties officeooo:rsid="02d9ee72" officeooo:paragraph-rsid="02d9ee72"/>
    </style:style>
    <style:style style:name="P58" style:family="paragraph" style:parent-style-name="Standard">
      <style:text-properties officeooo:paragraph-rsid="02f67386"/>
    </style:style>
    <style:style style:name="P59" style:family="paragraph" style:parent-style-name="Standard">
      <style:text-properties officeooo:paragraph-rsid="029d35c0"/>
    </style:style>
    <style:style style:name="P60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61" style:family="paragraph" style:parent-style-name="Heading_20_2">
      <style:text-properties officeooo:rsid="02a9abd0" officeooo:paragraph-rsid="02a9abd0"/>
    </style:style>
    <style:style style:name="P62" style:family="paragraph" style:parent-style-name="Heading_20_2">
      <style:text-properties officeooo:paragraph-rsid="02e44660"/>
    </style:style>
    <style:style style:name="P63" style:family="paragraph" style:parent-style-name="Heading_20_2">
      <style:text-properties officeooo:paragraph-rsid="02f67386"/>
    </style:style>
    <style:style style:name="P64" style:family="paragraph" style:parent-style-name="Heading_20_2">
      <style:text-properties officeooo:rsid="02d6ed45" officeooo:paragraph-rsid="02f67386"/>
    </style:style>
    <style:style style:name="P65" style:family="paragraph" style:parent-style-name="Heading_20_2">
      <style:text-properties officeooo:paragraph-rsid="02f49256"/>
    </style:style>
    <style:style style:name="P66" style:family="paragraph" style:parent-style-name="Heading_20_2">
      <style:paragraph-properties fo:break-before="column"/>
      <style:text-properties officeooo:paragraph-rsid="02eadc1c"/>
    </style:style>
    <style:style style:name="P67" style:family="paragraph" style:parent-style-name="Heading_20_2">
      <style:paragraph-properties fo:break-before="column"/>
      <style:text-properties officeooo:rsid="0288c540" officeooo:paragraph-rsid="0288c540"/>
    </style:style>
    <style:style style:name="P68" style:family="paragraph" style:parent-style-name="Heading_20_2">
      <style:paragraph-properties fo:break-before="column"/>
      <style:text-properties officeooo:paragraph-rsid="02f67386"/>
    </style:style>
    <style:style style:name="P69" style:family="paragraph" style:parent-style-name="Heading_20_1">
      <style:paragraph-properties fo:break-before="column"/>
      <style:text-properties officeooo:rsid="02fde83b" officeooo:paragraph-rsid="02fde83b"/>
    </style:style>
    <style:style style:name="P70" style:family="paragraph" style:parent-style-name="Heading_20_1">
      <style:text-properties officeooo:rsid="02d9ee72" officeooo:paragraph-rsid="02d9ee72"/>
    </style:style>
    <style:style style:name="P71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74" style:family="paragraph" style:parent-style-name="Heading_20_2">
      <style:paragraph-properties fo:break-before="page"/>
      <style:text-properties officeooo:paragraph-rsid="030cdc35"/>
    </style:style>
    <style:style style:name="P75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76" style:family="paragraph" style:parent-style-name="Heading_20_3">
      <style:paragraph-properties fo:text-align="center" style:justify-single-word="false"/>
    </style:style>
    <style:style style:name="P77" style:family="paragraph" style:parent-style-name="Heading_20_3">
      <style:paragraph-properties fo:text-align="start" style:justify-single-word="false"/>
    </style:style>
    <style:style style:name="P78" style:family="paragraph" style:parent-style-name="Heading_20_3">
      <style:text-properties officeooo:paragraph-rsid="02c51d3e"/>
    </style:style>
    <style:style style:name="P79" style:family="paragraph" style:parent-style-name="Heading_20_3">
      <style:text-properties officeooo:paragraph-rsid="02c7a57e"/>
    </style:style>
    <style:style style:name="P80" style:family="paragraph" style:parent-style-name="Heading_20_3">
      <style:text-properties officeooo:paragraph-rsid="02eadc1c"/>
    </style:style>
    <style:style style:name="P81" style:family="paragraph" style:parent-style-name="Heading_20_3">
      <style:text-properties officeooo:paragraph-rsid="02f67386"/>
    </style:style>
    <style:style style:name="P82" style:family="paragraph" style:parent-style-name="Heading_20_3">
      <style:text-properties officeooo:rsid="030cdc35" officeooo:paragraph-rsid="030cdc35"/>
    </style:style>
    <style:style style:name="P83" style:family="paragraph" style:parent-style-name="Standard">
      <style:text-properties officeooo:paragraph-rsid="030472bd"/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30472bd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0f78a2" style:font-weight-asian="normal" style:font-weight-complex="normal"/>
    </style:style>
    <style:style style:name="T12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2a75a69" style:font-weight-asian="bold" style:font-weight-complex="bold"/>
    </style:style>
    <style:style style:name="T15" style:family="text">
      <style:text-properties fo:font-weight="bold" officeooo:rsid="02b7295a" style:font-weight-asian="bold" style:font-weight-complex="bold"/>
    </style:style>
    <style:style style:name="T16" style:family="text">
      <style:text-properties officeooo:rsid="028b64d8"/>
    </style:style>
    <style:style style:name="T17" style:family="text">
      <style:text-properties officeooo:rsid="029d35c0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officeooo:rsid="02a4121d"/>
    </style:style>
    <style:style style:name="T21" style:family="text">
      <style:text-properties officeooo:rsid="02b1f2fe"/>
    </style:style>
    <style:style style:name="T22" style:family="text">
      <style:text-properties officeooo:rsid="02b7295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5" style:family="text">
      <style:text-properties officeooo:rsid="02d6cdca"/>
    </style:style>
    <style:style style:name="T26" style:family="text">
      <style:text-properties officeooo:rsid="02d9ee72"/>
    </style:style>
    <style:style style:name="T27" style:family="text">
      <style:text-properties officeooo:rsid="02e6bf54"/>
    </style:style>
    <style:style style:name="T28" style:family="text">
      <style:text-properties officeooo:rsid="02ecd02a"/>
    </style:style>
    <style:style style:name="T29" style:family="text">
      <style:text-properties officeooo:rsid="02f93290"/>
    </style:style>
    <style:style style:name="T30" style:family="text">
      <style:text-properties officeooo:rsid="02fc2a99"/>
    </style:style>
    <style:style style:name="T31" style:family="text">
      <style:text-properties fo:font-size="8pt" officeooo:rsid="02fde83b" style:font-size-asian="10pt" style:font-size-complex="10pt"/>
    </style:style>
    <style:style style:name="T32" style:family="text">
      <style:text-properties officeooo:rsid="030472bd"/>
    </style:style>
    <style:style style:name="T33" style:family="text">
      <style:text-properties officeooo:rsid="030ea4e9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officeooo:rsid="030ea4e9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30ea4e9"/>
    </style:style>
    <style:style style:name="T38" style:family="text">
      <style:text-properties style:font-name="Liberation Serif" fo:font-size="12pt" style:font-size-asian="10pt" style:font-size-complex="10pt"/>
    </style:style>
    <style:style style:name="T39" style:family="text">
      <style:text-properties style:font-name="Liberation Serif" fo:font-size="12pt" officeooo:rsid="030ea4e9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75">SQL</text:p>
        <text:p text:style-name="P60">v 0.<text:span text:style-name="T20">0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72"><text:a xlink:type="simple" xlink:href="#__RefHeading___Toc14230_579920525" text:style-name="Index_20_Link" text:visited-style-name="Index_20_Link">ruby sqlite3<text:tab/>1</text:a></text:p>
            <text:p text:style-name="P71"><text:a xlink:type="simple" xlink:href="#__RefHeading___Toc671_2075352930" text:style-name="Index_20_Link" text:visited-style-name="Index_20_Link">Commands<text:tab/>1</text:a></text:p>
            <text:p text:style-name="P71"><text:a xlink:type="simple" xlink:href="#__RefHeading___Toc673_2075352930" text:style-name="Index_20_Link" text:visited-style-name="Index_20_Link">Parameters<text:tab/>1</text:a></text:p>
            <text:p text:style-name="P71"><text:a xlink:type="simple" xlink:href="#__RefHeading___Toc14110_1937033018" text:style-name="Index_20_Link" text:visited-style-name="Index_20_Link">ALTER TABLE<text:tab/>1</text:a></text:p>
            <text:p text:style-name="P71"><text:a xlink:type="simple" xlink:href="#__RefHeading___Toc14112_1937033018" text:style-name="Index_20_Link" text:visited-style-name="Index_20_Link">Booleans<text:tab/>2</text:a></text:p>
            <text:p text:style-name="P73"><text:a xlink:type="simple" xlink:href="#__RefHeading___Toc951_2075352930" text:style-name="Index_20_Link" text:visited-style-name="Index_20_Link">AND<text:tab/>2</text:a></text:p>
            <text:p text:style-name="P73"><text:a xlink:type="simple" xlink:href="#__RefHeading___Toc953_2075352930" text:style-name="Index_20_Link" text:visited-style-name="Index_20_Link"><text:s/>OR<text:tab/>2</text:a></text:p>
            <text:p text:style-name="P71"><text:a xlink:type="simple" xlink:href="#__RefHeading___Toc14114_1937033018" text:style-name="Index_20_Link" text:visited-style-name="Index_20_Link">AS<text:tab/>2</text:a></text:p>
            <text:p text:style-name="P71"><text:a xlink:type="simple" xlink:href="#__RefHeading___Toc14116_1937033018" text:style-name="Index_20_Link" text:visited-style-name="Index_20_Link">AVG<text:tab/>2</text:a></text:p>
            <text:p text:style-name="P73"><text:a xlink:type="simple" xlink:href="#__RefHeading___Toc14118_1937033018" text:style-name="Index_20_Link" text:visited-style-name="Index_20_Link">BETWEEN<text:tab/>2</text:a></text:p>
            <text:p text:style-name="P71"><text:a xlink:type="simple" xlink:href="#__RefHeading___Toc14120_1937033018" text:style-name="Index_20_Link" text:visited-style-name="Index_20_Link">COUNT<text:tab/>2</text:a></text:p>
            <text:p text:style-name="P71"><text:a xlink:type="simple" xlink:href="#__RefHeading___Toc14122_1937033018" text:style-name="Index_20_Link" text:visited-style-name="Index_20_Link">CREATE TABLE<text:tab/>2</text:a></text:p>
            <text:p text:style-name="P73"><text:a xlink:type="simple" xlink:href="#__RefHeading___Toc1029_244296874" text:style-name="Index_20_Link" text:visited-style-name="Index_20_Link">Primary Key<text:tab/>2</text:a></text:p>
            <text:p text:style-name="P73"><text:a xlink:type="simple" xlink:href="#__RefHeading___Toc1031_244296874" text:style-name="Index_20_Link" text:visited-style-name="Index_20_Link">Foreign Key<text:tab/>2</text:a></text:p>
            <text:p text:style-name="P71"><text:a xlink:type="simple" xlink:href="#__RefHeading___Toc14232_579920525" text:style-name="Index_20_Link" text:visited-style-name="Index_20_Link">DATE<text:tab/>2</text:a></text:p>
            <text:p text:style-name="P71"><text:a xlink:type="simple" xlink:href="#__RefHeading___Toc14124_1937033018" text:style-name="Index_20_Link" text:visited-style-name="Index_20_Link">DELETE<text:tab/>2</text:a></text:p>
            <text:p text:style-name="P71"><text:a xlink:type="simple" xlink:href="#__RefHeading___Toc14395_703006447" text:style-name="Index_20_Link" text:visited-style-name="Index_20_Link"><text:s/>JOIN<text:tab/>3</text:a></text:p>
            <text:p text:style-name="P73"><text:a xlink:type="simple" xlink:href="#__RefHeading___Toc1121_244296874" text:style-name="Index_20_Link" text:visited-style-name="Index_20_Link">Inner Join<text:tab/>3</text:a></text:p>
            <text:p text:style-name="P73"><text:a xlink:type="simple" xlink:href="#__RefHeading___Toc1123_244296874" text:style-name="Index_20_Link" text:visited-style-name="Index_20_Link">Outer Join<text:tab/>3</text:a></text:p>
            <text:p text:style-name="P73"><text:a xlink:type="simple" xlink:href="#__RefHeading___Toc14397_703006447" text:style-name="Index_20_Link" text:visited-style-name="Index_20_Link">BETWEEN<text:tab/>3</text:a></text:p>
            <text:p text:style-name="P71"><text:a xlink:type="simple" xlink:href="#__RefHeading___Toc14130_1937033018" text:style-name="Index_20_Link" text:visited-style-name="Index_20_Link">INSERT<text:tab/>3</text:a></text:p>
            <text:p text:style-name="P71"><text:a xlink:type="simple" xlink:href="#__RefHeading___Toc14300_579920525" text:style-name="Index_20_Link" text:visited-style-name="Index_20_Link">GROUP BY<text:tab/>3</text:a></text:p>
            <text:p text:style-name="P71"><text:a xlink:type="simple" xlink:href="#__RefHeading___Toc14132_1937033018" text:style-name="Index_20_Link" text:visited-style-name="Index_20_Link">LIKE<text:tab/>4</text:a></text:p>
            <text:p text:style-name="P73"><text:a xlink:type="simple" xlink:href="#__RefHeading___Toc787_2075352930" text:style-name="Index_20_Link" text:visited-style-name="Index_20_Link">_ underscore<text:tab/>4</text:a></text:p>
            <text:p text:style-name="P73"><text:a xlink:type="simple" xlink:href="#__RefHeading___Toc789_2075352930" text:style-name="Index_20_Link" text:visited-style-name="Index_20_Link">% percent<text:tab/>4</text:a></text:p>
            <text:p text:style-name="P71"><text:a xlink:type="simple" xlink:href="#__RefHeading___Toc14134_1937033018" text:style-name="Index_20_Link" text:visited-style-name="Index_20_Link">LIMIT<text:tab/>4</text:a></text:p>
            <text:p text:style-name="P71"><text:a xlink:type="simple" xlink:href="#__RefHeading___Toc14399_703006447" text:style-name="Index_20_Link" text:visited-style-name="Index_20_Link">NULL<text:tab/>4</text:a></text:p>
            <text:p text:style-name="P71"><text:a xlink:type="simple" xlink:href="#__RefHeading___Toc14142_1937033018" text:style-name="Index_20_Link" text:visited-style-name="Index_20_Link">ORDER BY<text:tab/>4</text:a></text:p>
            <text:p text:style-name="P71"><text:a xlink:type="simple" xlink:href="#__RefHeading___Toc14401_703006447" text:style-name="Index_20_Link" text:visited-style-name="Index_20_Link">SELECT<text:tab/>4</text:a></text:p>
            <text:p text:style-name="P73"><text:a xlink:type="simple" xlink:href="#__RefHeading___Toc1125_244296874" text:style-name="Index_20_Link" text:visited-style-name="Index_20_Link">to query multiple tables<text:tab/>4</text:a></text:p>
            <text:p text:style-name="P71"><text:a xlink:type="simple" xlink:href="#__RefHeading___Toc14150_1937033018" text:style-name="Index_20_Link" text:visited-style-name="Index_20_Link">SELECT DISTINCT<text:tab/>4</text:a></text:p>
            <text:p text:style-name="P71"><text:a xlink:type="simple" xlink:href="#__RefHeading___Toc14136_1937033018" text:style-name="Index_20_Link" text:visited-style-name="Index_20_Link">MAX<text:tab/>4</text:a></text:p>
            <text:p text:style-name="P71"><text:a xlink:type="simple" xlink:href="#__RefHeading___Toc14138_1937033018" text:style-name="Index_20_Link" text:visited-style-name="Index_20_Link">MIN<text:tab/>4</text:a></text:p>
            <text:p text:style-name="P71"><text:a xlink:type="simple" xlink:href="#__RefHeading___Toc14146_1937033018" text:style-name="Index_20_Link" text:visited-style-name="Index_20_Link">ROUND<text:tab/>4</text:a></text:p>
            <text:p text:style-name="P71"><text:a xlink:type="simple" xlink:href="#__RefHeading___Toc14152_1937033018" text:style-name="Index_20_Link" text:visited-style-name="Index_20_Link">SUM<text:tab/>5</text:a></text:p>
            <text:p text:style-name="P71"><text:a xlink:type="simple" xlink:href="#__RefHeading___Toc14154_1937033018" text:style-name="Index_20_Link" text:visited-style-name="Index_20_Link">UPDATE<text:tab/>5</text:a></text:p>
            <text:p text:style-name="P71"><text:a xlink:type="simple" xlink:href="#__RefHeading___Toc14156_1937033018" text:style-name="Index_20_Link" text:visited-style-name="Index_20_Link">WHERE<text:tab/>5</text:a></text:p>
            <text:p text:style-name="P73"><text:a xlink:type="simple" xlink:href="#__RefHeading___Toc1236_1138191989" text:style-name="Index_20_Link" text:visited-style-name="Index_20_Link">IN<text:tab/>5</text:a></text:p>
            <text:p text:style-name="P72"><text:a xlink:type="simple" xlink:href="#__RefHeading___Toc14403_703006447" text:style-name="Index_20_Link" text:visited-style-name="Index_20_Link">inside ruby<text:tab/>5</text:a></text:p>
          </text:index-body>
        </text:table-of-content>
        <text:p text:style-name="Standard"/>
        <text:p text:style-name="P53"><text:span text:style-name="T13">Structured Query Language</text:span> is a special language, often known as a query language, used <text:span text:style-name="T26">to interact with database systems. </text:span></text:p>
        <text:p text:style-name="P57">You can use SQL to create, retrieve, update, and delete data, as well as create and manipulate structures that hold that data. </text:p>
        <text:p text:style-name="P57">Its basic purpose is to support the interaction between a client and a database system.</text:p>
        <text:h text:style-name="P70" text:outline-level="1"><text:bookmark-start text:name="__RefHeading___Toc14230_579920525"/>ruby sqlite3<text:bookmark-end text:name="__RefHeading___Toc14230_579920525"/></text:h>
        <text:p text:style-name="Preformatted_20_Text"><text:span text:style-name="T26">$</text:span> sqlite3 test.db </text:p>
        <text:p text:style-name="P10">where test.db is your chosen database file name. You can then type SQL and press Enter to execute it. To leave the client, you can type .quit on a separate line and press Enter.</text:p>
        <text:p text:style-name="P10"/>
        <text:h text:style-name="P67" text:outline-level="2"><text:bookmark-start text:name="__RefHeading___Toc671_2075352930"/><text:soft-page-break/>Commands<text:bookmark-end text:name="__RefHeading___Toc671_2075352930"/></text:h>
        <text:p text:style-name="P52">Clauses perform specific tasks in SQL. By convention, clauses are written </text:p>
        <text:p text:style-name="P51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6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3">ALTER TABLE</text:span> table_name </text:p>
              <text:p text:style-name="P13"><text:span text:style-name="T13">ADD COLUMN</text:span> datatype;</text:p>
            </table:table-cell>
            <table:table-cell table:style-name="Table1.B1" office:value-type="string">
              <text:p text:style-name="P2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2">table in a database.</text:p>
            </table:table-cell>
            <table:covered-table-cell/>
          </table:table-row>
        </table:table>
        <text:h text:style-name="P61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76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77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3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3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3">OR</text:span> </text:p>
              <text:p text:style-name="Preformatted_20_Text">column_name = value_2;</text:p>
            </table:table-cell>
            <table:covered-table-cell/>
          </table:table-row>
        </table:table>
        <text:p text:style-name="Preformatted_20_Text"/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Text_20_body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3">AVG</text:span></text:span><text:span text:style-name="Source_20_Text">(column_name)</text:span></text:p>
        <text:p text:style-name="P48"><text:span text:style-name="Source_20_Text">FROM table_name;</text:span></text:p>
        <text:p text:style-name="Text_20_body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_name(s)</text:span></text:p>
        <text:p text:style-name="Preformatted_20_Text"><text:span text:style-name="Source_20_Text">FROM table_name</text:span></text:p>
        <text:p text:style-name="P48"><text:span text:style-name="Source_20_Text">WHERE column_name BETWEEN value_1 AND value_2;</text:span></text:p>
        <text:p text:style-name="Text_20_body">The <text:span text:style-name="Source_20_Text">BETWEEN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3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3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3">takes the name of a column as an argument and counts the number of rows where the column is not <text:span text:style-name="Source_20_Text">NULL</text:span></text:p>
        <text:p text:style-name="Preformatted_20_Text"><text:span text:style-name="T13">SELECT</text:span> price, <text:span text:style-name="T13">COUNT</text:span>(*) <text:span text:style-name="T13">FROM</text:span> fake_apps</text:p>
        <text:p text:style-name="Preformatted_20_Text"><text:span text:style-name="T13">WHERE</text:span> downloads &gt;20000 <text:span text:style-name="T13">GROUP</text:span> <text:span text:style-name="T13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2">is</text:span> a <text:span text:style-name="T15">unique identifier</text:span><text:span text:style-name="T22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3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3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3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3">None</text:span> of the values in this column are <text:span text:style-name="T13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4">is a column that contains the primary key of another table in the database. </text:p>
        <text:p text:style-name="P4">We use foreign keys and primary keys to connect rows in two different tables. </text:p>
        <text:p text:style-name="P4">One table's foreign key holds the value of <text:soft-page-break/>another table's primary key. Unlike primary keys, foreign keys <text:span text:style-name="T13">do not need to be unique and can be </text:span><text:span text:style-name="Source_20_Text"><text:span text:style-name="T13">NULL</text:span></text:span><text:span text:style-name="T13">. </text:span></text:p>
        <text:h text:style-name="Heading_20_2" text:outline-level="2"><text:bookmark-start text:name="__RefHeading___Toc14232_579920525"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39"><text:span text:style-name="Source_20_Text"><text:span text:style-name="T13">DELETE</text:span></text:span><text:span text:style-name="Source_20_Text"> FROM table_name WHERE some_column = some_value;</text:span></text:p>
              <text:p text:style-name="Standard"><text:span text:style-name="Source_20_Text"><text:span text:style-name="T13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39"><text:span text:style-name="T13">DROP TABLE</text:span> table_name; <text:s text:c="3"/></text:p>
              <text:p text:style-name="Preformatted_20_Text">deletes the whole table</text:p>
            </table:table-cell>
          </table:table-row>
        </table:table>
        <text:p text:style-name="Text_20_body"/>
        <text:h text:style-name="Heading_20_2" text:outline-level="2"><text:bookmark-start text:name="__RefHeading___Toc14395_703006447"/><text:s/><text:span text:style-name="T27">JOIN</text:span><text:bookmark-end text:name="__RefHeading___Toc14395_703006447"/></text:h>
        <text:h text:style-name="P78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3">JOIN</text:span></text:span><text:span text:style-name="Source_20_Text"> </text:span><text:span text:style-name="Source_20_Text"><text:span text:style-name="T23">table_2 </text:span></text:span><text:span text:style-name="Source_20_Text"><text:span text:style-name="T13">ON</text:span></text:span><text:span text:style-name="Source_20_Text"> </text:span></text:p>
        <text:p text:style-name="P29"><text:span text:style-name="Source_20_Text">table_1.col_name = table_2.col_name;</text:span></text:p>
        <text:p text:style-name="P5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3">JOIN</text:span> <text:span text:style-name="T23">artists</text:span> <text:span text:style-name="T13">ON</text:span></text:p>
        <text:p text:style-name="P29"><text:s text:c="4"/><text:span text:style-name="T13">albums.artist_id</text:span> = <text:span text:style-name="T13">artists.id;</text:span></text:p>
        <text:p text:style-name="P50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3">artist_id</text:span></text:span><text:span text:style-name="T2"> in the </text:span><text:span text:style-name="Source_20_Text"><text:span text:style-name="T13">albums</text:span></text:span><text:span text:style-name="T2"> table to match it with exactly one row in the </text:span><text:span text:style-name="Source_20_Text"><text:span text:style-name="T13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0"><text:span text:style-name="T2">We know it will only match one row in the </text:span><text:span text:style-name="Source_20_Text"><text:span text:style-name="T13">artists</text:span></text:span><text:span text:style-name="T2"> table because </text:span><text:span text:style-name="Source_20_Text"><text:span text:style-name="T13">id</text:span></text:span><text:span text:style-name="T2"> is the </text:span><text:span text:style-name="Source_20_Text"><text:span text:style-name="T13">PRIMARY KEY</text:span></text:span><text:span text:style-name="T2"> of </text:span><text:span text:style-name="Source_20_Text"><text:span text:style-name="T13">artists</text:span></text:span><text:span text:style-name="T2">. </text:span></text:p>
        <text:h text:style-name="P79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49"><text:span text:style-name="Source_20_Text">ON table_1.column_name = table_2.column_name;</text:span></text:p>
        <text:p text:style-name="P8">do not require the <text:span text:style-name="T13">join condition</text:span> to be met</text:p>
        <text:p text:style-name="P6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80" text:outline-level="3"><text:bookmark-start text:name="__RefHeading___Toc14397_703006447"/>BETWEEN<text:bookmark-end text:name="__RefHeading___Toc14397_703006447"/></text:h>
        <text:p text:style-name="P38"><text:span text:style-name="Source_20_Text">SELECT * FROM movies</text:span></text:p>
        <text:p text:style-name="P38"><text:span text:style-name="Source_20_Text">WHERE name </text:span><text:span text:style-name="Source_20_Text"><text:span text:style-name="T13">BETWEEN 'A' AND 'J';</text:span></text:span></text:p>
        <text:p text:style-name="P55">only include movies with names that begin with letters "A" up to but not including "J". </text:p>
        <text:h text:style-name="P66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7">INSERT INTO table_name (column_1,</text:p>
              <text:p text:style-name="P36"><text:s/>column_2, column_3) </text:p>
              <text:p text:style-name="P37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4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4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7">INSERT INTO people VALUES (<text:span text:style-name="T30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56"><text:span text:style-name="T28">but </text:span>it’s safer and more convenient if</text:p>
              <text:p text:style-name="P56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62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</table:table>
        <text:p text:style-name="P35"><text:span text:style-name="Source_20_Text"/></text:p>
        <text:p text:style-name="P11">only used with aggregate functions. It is used in collaboration with the <text:span text:style-name="Source_20_Text">SELECT</text:span> statement to arrange identical data into groups.</text:p>
        <text:h text:style-name="Heading_20_2" text:outline-level="2"/>
        <text:h text:style-name="P74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0"><text:span text:style-name="Source_20_Text">SELECT column_name(s)</text:span></text:p>
              <text:p text:style-name="P40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3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17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17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19">A%</text:span></text:span><text:span text:style-name="Source_20_Text"><text:span text:style-name="T18"> </text:span></text:span>matches all movies that <text:span text:style-name="T13">begin</text:span> with "<text:span text:style-name="Source_20_Text"><text:span text:style-name="T18">A</text:span></text:span>" </text:p>
        <text:p text:style-name="P59"><text:span text:style-name="Source_20_Text"><text:span text:style-name="T19">%a</text:span></text:span><text:span text:style-name="Source_20_Text"><text:span text:style-name="T18"> </text:span></text:span>matches all movies that <text:span text:style-name="T13">end</text:span> with "<text:span text:style-name="Source_20_Text"><text:span text:style-name="T18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0"><text:span text:style-name="Source_20_Text">SELECT * FROM movies </text:span></text:p>
              <text:p text:style-name="P40"><text:span text:style-name="Source_20_Text">WHERE name LIKE '%man%';</text:span></text:p>
            </table:table-cell>
          </table:table-row>
        </table:table>
        <text:p text:style-name="Standard">You can use % <text:span text:style-name="T13">both before and after</text:span> a pattern. </text:p>
        <text:h text:style-name="P82" text:outline-level="3">concat</text:h>
        <text:p text:style-name="Preformatted_20_Text">concat(name,'%City%')<text:span text:style-name="T33"> </text:span><text:span text:style-name="T39">(</text:span><text:span text:style-name="T38">Mexico City</text:span><text:span text:style-name="T39">, etc)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25">(o limit(1))</text:span></text:p>
        <text:h text:style-name="P64" text:outline-level="2"><text:bookmark-start text:name="__RefHeading___Toc14399_703006447"/>NULL<text:bookmark-end text:name="__RefHeading___Toc14399_703006447"/></text:h>
        <text:p text:style-name="P40">SELECT * FROM family_members</text:p>
        <text:p text:style-name="P40">WHERE favorite_book IS NOT <text:span text:style-name="T13">NULL</text:span>;</text:p>
        <text:h text:style-name="P63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0"><text:span text:style-name="Source_20_Text">SELECT column_name</text:span></text:p>
              <text:p text:style-name="P40"><text:span text:style-name="Source_20_Text">FROM table_name</text:span></text:p>
              <text:p text:style-name="P41"><text:span text:style-name="T13">ORDER BY</text:span> column_name <text:span text:style-name="T13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0">SELECT * FROM movies</text:p>
              <text:p text:style-name="P40"><text:span text:style-name="T13">ORDER B</text:span><text:span text:style-name="T14">Y</text:span> imdb_rating <text:span text:style-name="T13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58"><text:span text:style-name="Source_20_Text">ORDER BY</text:span> is a clause that indicates you want to sort the result set by a particular column either alphabetically or numerically.</text:p>
        <text:h text:style-name="P68" text:outline-level="2"><text:bookmark-start text:name="__RefHeading___Toc14401_703006447"/><text:soft-page-break/>SELECT<text:bookmark-end text:name="__RefHeading___Toc14401_703006447"/></text:h>
        <text:p text:style-name="P40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58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58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81" text:outline-level="3"><text:bookmark-start text:name="__RefHeading___Toc1125_244296874"/>to query multiple tables <text:bookmark-end text:name="__RefHeading___Toc1125_244296874"/></text:h>
        <text:p text:style-name="P40"><text:span text:style-name="Source_20_Text">SELECT </text:span><text:span text:style-name="Source_20_Text"><text:span text:style-name="T13">albums</text:span></text:span><text:span text:style-name="Source_20_Text">.name, </text:span><text:span text:style-name="Source_20_Text"><text:span text:style-name="T23">artists</text:span></text:span><text:span text:style-name="Source_20_Text">.name </text:span></text:p>
        <text:p text:style-name="P40"><text:span text:style-name="Source_20_Text"><text:s text:c="2"/>FROM </text:span><text:span text:style-name="Source_20_Text"><text:span text:style-name="T13">albums</text:span></text:span><text:span text:style-name="Source_20_Text">, <text:tab/> <text:s/></text:span><text:span text:style-name="Source_20_Text"><text:span text:style-name="T23">artists;</text:span></text:span></text:p>
        <text:h text:style-name="P63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0">SELECT DISTINCT column_name </text:p>
              <text:p text:style-name="P14">FROM table_name;</text:p>
            </table:table-cell>
            <table:table-cell table:style-name="Table19.B1" office:value-type="string">
              <text:p text:style-name="P12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MIN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ROUND(column_name,in<text:span text:style-name="T21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ROUND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3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3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4"><text:span text:style-name="Source_20_Text"><text:span text:style-name="T13">UPDATE</text:span></text:span><text:span text:style-name="Source_20_Text"> table_name</text:span></text:p>
              <text:p text:style-name="P44"><text:span text:style-name="Source_20_Text"><text:span text:style-name="T13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3"><text:span text:style-name="T13">UPDATE</text:span> people <text:span text:style-name="T13">SET</text:span> name = "Christopher" WHERE name = "Chris";</text:p>
            </table:table-cell>
          </table:table-row>
        </table:table>
        <text:p text:style-name="Standard"><text:span text:style-name="Source_20_Text">UPDATE</text:span> stat<text:span text:style-name="T29">e</text:span>ments allow you to edit rows </text:p>
        <text:h text:style-name="P65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2"><text:span text:style-name="Source_20_Text">SELECT column_name(s)</text:span></text:p>
              <text:p text:style-name="P42"><text:span text:style-name="Source_20_Text">FROM table_name</text:span></text:p>
              <text:p text:style-name="Preformatted_20_Text"><text:span text:style-name="Source_20_Text">WHERE column_name operator value;</text:span></text:p>
            </table:table-cell>
          </table:table-row>
        </table:table>
        <text:p text:style-name="Text_20_body"><text:span text:style-name="Source_20_Text">WHERE</text:span> is a clause that indicates you want to filter the result set to include only rows where the following <text:span text:style-name="Emphasis">condition</text:span> is true.</text:p>
        <text:p text:style-name="Text_20_body">Common operators used with the <text:span text:style-name="Source_20_Text">WHERE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9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4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SELECT * FROM friends_of_pickles </text:p>
              <text:p text:style-name="P42">WHERE species IN ('cat', 'human');</text:p>
            </table:table-cell>
          </table:table-row>
        </table:table>
        <text:p text:style-name="P7">would return the <text:span text:style-name="Strong_20_Emphasis"><text:span text:style-name="T2">friends_of_pickles</text:span></text:span> that are <text:span text:style-name="T13">either</text:span> a cat or a human. </text:p>
        <text:p text:style-name="Standard">To find rows that are not in a list, </text:p>
        <text:p text:style-name="Standard">you use<text:span text:style-name="T13"> </text:span><text:span text:style-name="Source_20_Text"><text:span text:style-name="T13">NOT IN</text:span></text:span> instead of <text:span text:style-name="Source_20_Text"><text:span text:style-name="T13">IN</text:span></text:span>. </text:p>
        <text:h text:style-name="P69" text:outline-level="1"><text:bookmark-start text:name="__RefHeading___Toc14403_703006447"/><text:soft-page-break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1">#global var</text:span></text:p>
            </table:table-cell>
          </table:table-row>
          <table:table-row>
            <table:table-cell table:style-name="Table23.A2" office:value-type="string">
              <text:p text:style-name="P45">def <text:span text:style-name="T13">create_table</text:span></text:p>
              <text:p text:style-name="P45"><text:s text:c="2"/>puts "Creating people table"</text:p>
              <text:p text:style-name="P45"><text:s text:c="2"/>$db<text:span text:style-name="T13">.execute</text:span> %q{</text:p>
              <text:p text:style-name="P45"><text:s text:c="4"/><text:span text:style-name="T13">CREATE TABLE </text:span>people (</text:p>
              <text:p text:style-name="P45"><text:s text:c="4"/>id integer primary key,</text:p>
              <text:p text:style-name="P45"><text:s text:c="4"/>name varchar(50),</text:p>
              <text:p text:style-name="P45"><text:s text:c="4"/>job varchar(50),</text:p>
              <text:p text:style-name="P45"><text:s text:c="4"/>gender varchar(6),</text:p>
              <text:p text:style-name="P45"><text:s text:c="4"/>age integer)</text:p>
              <text:p text:style-name="P45"><text:s text:c="2"/>}</text:p>
              <text:p text:style-name="P45">end</text:p>
            </table:table-cell>
          </table:table-row>
          <table:table-row>
            <table:table-cell table:style-name="Table23.A2" office:value-type="string">
              <text:p text:style-name="P46">def <text:span text:style-name="T13">add_person</text:span></text:p>
              <text:p text:style-name="P46"><text:s text:c="2"/>puts "Enter name:"</text:p>
              <text:p text:style-name="P46"><text:s text:c="2"/>name <text:tab/> = gets.chomp</text:p>
              <text:p text:style-name="P46"><text:s text:c="2"/>puts "Enter job:"</text:p>
              <text:p text:style-name="P46"><text:s text:c="2"/>job <text:tab/> = gets.chomp</text:p>
              <text:p text:style-name="P46"><text:s text:c="2"/>puts "Enter gender:"</text:p>
              <text:p text:style-name="P46"><text:s text:c="2"/>gender = gets.chomp</text:p>
              <text:p text:style-name="P46"><text:s text:c="2"/>puts "Enter age:"</text:p>
              <text:p text:style-name="P46"><text:s text:c="2"/>age <text:tab/> = gets.chomp</text:p>
              <text:p text:style-name="P46"><text:s text:c="2"/>$db<text:span text:style-name="T13">.execute</text:span>("<text:span text:style-name="T13">INSERT INTO</text:span> people <text:s/></text:p>
              <text:p text:style-name="P46"><text:s text:c="2"/>(name, job, gender, age) <text:span text:style-name="T13">VALUES</text:span> </text:p>
              <text:p text:style-name="P46"><text:s text:c="2"/>(<text:span text:style-name="T13">?</text:span>, <text:span text:style-name="T13">?</text:span>, <text:span text:style-name="T13">?</text:span>, <text:span text:style-name="T13">?</text:span>)",name,job,gender,age)</text:p>
              <text:p text:style-name="P46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3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3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7"><text:s text:c="2"/>person = $db.<text:span text:style-name="T13">execute</text:span>("<text:span text:style-name="T13">SELECT</text:span> * FROM </text:p>
              <text:p text:style-name="P47"><text:s text:c="5"/>people <text:span text:style-name="T13">WHERE</text:span> name = ? OR id = ?", </text:p>
              <text:p text:style-name="P47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83"><text:span text:style-name="T32">The </text:span><text:span text:style-name="T12">$db.execute</text:span><text:span text:style-name="T32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0f78a2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3</text:span><text:span text:style-name="MT9">(print</text:span><text:span text:style-name="MT6">0</text:span><text:span text:style-name="MT9">)</text:span><text:span text:style-name="MT2"><text:tab/></text:span><text:span text:style-name="MT2"><text:page-number text:select-page="current">7</text:page-number></text:span><text:span text:style-name="MT2">/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0T23:45:02.733544659</dc:date>
    <meta:editing-duration>P33DT8H49M43S</meta:editing-duration>
    <meta:editing-cycles>707</meta:editing-cycles>
    <meta:generator>LibreOffice/5.3.0.3$Linux_X86_64 LibreOffice_project/30m0$Build-3</meta:generator>
    <meta:document-statistic meta:table-count="24" meta:image-count="0" meta:object-count="0" meta:page-count="7" meta:paragraph-count="333" meta:word-count="1618" meta:character-count="9744" meta:non-whitespace-character-count="8220"/>
  </office:meta>
</office:document-meta>
</file>